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40000015721E86B28.jpg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ค่าปริยาย-title">
      <style:graphic-properties draw:auto-grow-height="true" fo:min-height="21cm"/>
    </style:style>
    <style:style style:name="pr2" style:family="presentation" style:parent-style-name="ค่าปริยาย-notes">
      <style:graphic-properties draw:fill-color="#ffffff" draw:auto-grow-height="true" fo:min-height="13.365cm"/>
    </style:style>
    <style:style style:name="pr3" style:family="presentation" style:parent-style-name="ค่าปริยาย-title">
      <style:graphic-properties fo:min-height="3.256cm"/>
    </style:style>
    <style:style style:name="pr4" style:family="presentation" style:parent-style-name="ค่าปริยาย-outline1">
      <style:graphic-properties fo:min-height="13.609cm"/>
    </style:style>
    <style:style style:name="pr5" style:family="presentation" style:parent-style-name="ค่าปริยาย-notes">
      <style:graphic-properties draw:fill-color="#ffffff" fo:min-height="13.114cm"/>
    </style:style>
    <style:style style:name="pr6" style:family="presentation" style:parent-style-name="ค่าปริยาย-title">
      <style:graphic-properties draw:auto-grow-height="true" fo:min-height="3.507cm"/>
    </style:style>
    <style:style style:name="P1" style:family="paragraph">
      <style:paragraph-properties fo:margin-left="0.6cm" fo:margin-right="0cm" fo:text-indent="-0.6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ค่าปริยาย" presentation:presentation-page-layout-name="AL1T0">
        <office:forms form:automatic-focus="false" form:apply-design-mode="false"/>
        <draw:frame presentation:style-name="pr1" draw:layer="layout" svg:width="28cm" svg:height="21cm" svg:x="0cm" svg:y="0cm" presentation:class="title" presentation:user-transformed="true">
          <draw:text-box>
            <text:p>Example Presentation<text:line-break/><text:line-break/>Sira Nokyoongtong<text:line-break/>gumaraa@gmail.com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ค่าปริยาย">
        <office:forms form:automatic-focus="false" form:apply-design-mode="false"/>
        <draw:frame presentation:style-name="pr3" draw:layer="layout" svg:width="25.199cm" svg:height="3.256cm" svg:x="1.301cm" svg:y="0.125cm" presentation:class="title" presentation:user-transformed="true">
          <draw:text-box>
            <text:p>Example Slide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สไลด์ตัวอย่างให้ดูที่</text:p>
              </text:list-item>
              <text:list-item>
                <text:p>/general/presentation_template.odp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ค่าปริยาย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หัวเรื่องและข้อความเปล่า</text:p>
          </draw:text-box>
        </draw:frame>
        <draw:frame presentation:style-name="pr4" draw:layer="layout" svg:width="25.199cm" svg:height="13.859cm" svg:x="1.4cm" svg:y="4.914cm" presentation:class="outline">
          <draw:text-box>
            <text:p>การแนบหัวเรื่อง และข้อความเปล่า เป็นการสร้างหน้าสไลด์เปล่า โดยมีเพียงหัวเรื่องของหน้าสไลด์นั้นๆ ประกอบกับข้อความจำนวนหนึ่ง เหมาะสำหรับหน้าสไลด์ที่ไม่สามารถอธิบายแทนด้วยภาพได้</text:p>
            <text:p>อย่างไรก็ดี การใช้สไลด์แบบไม่ประกอบภาพนี้ ไม่ควรใส่ข้อความมากจนเกินไปโดยไม่จำเป็น ควรใส่เพียงข้อความไม่ยาวนัก และใช้วิธีอธิบายด้วยการพูดแทน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ค่าปริยาย" presentation:presentation-page-layout-name="AL3T3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Two Column</text:p>
          </draw:text-box>
        </draw:frame>
        <draw:frame presentation:style-name="pr4" draw:layer="layout" svg:width="12.296cm" svg:height="13.859cm" svg:x="1.4cm" svg:y="4.914cm" presentation:class="outline">
          <draw:text-box>
            <text:list text:style-name="L2">
              <text:list-item>
                <text:p>แถวซ้ายหนึ่ง</text:p>
              </text:list-item>
              <text:list-item>
                <text:p>แถวซ้ายสอง</text:p>
                <text:list>
                  <text:list-item>
                    <text:p>แถวซ้ายสองจุดหนึ่ง</text:p>
                  </text:list-item>
                  <text:list-item>
                    <text:p>แถวซ้ายสองจุดสอง</text:p>
                    <text:list>
                      <text:list-item>
                        <text:p>แถวซ้ายสองจุดสองจุดหนึ่ง</text:p>
                        <text:list>
                          <text:list-item>
                            <text:p>แถวซ้ายสองจุดสองจุดหนึ่งจุดหนึ่ง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2.296cm" svg:height="13.859cm" svg:x="14.311cm" svg:y="4.914cm" presentation:class="outline">
          <draw:text-box>
            <text:list text:style-name="L2">
              <text:list-item>
                <text:p>แถวขวาหนึ่ง</text:p>
              </text:list-item>
              <text:list-item>
                <text:p>แถวขวาสอง</text:p>
                <text:list>
                  <text:list-item>
                    <text:p>แถวขวาสองจุดหนึ่ง</text:p>
                  </text:list-item>
                  <text:list-item>
                    <text:p>แถวขวาสองจุดสอง</text:p>
                    <text:list>
                      <text:list-item>
                        <text:p>แถวขวาสองจุดสองจุดหนึ่ง</text:p>
                        <text:list>
                          <text:list-item>
                            <text:p>แถวขวาสองจุดสองจุดหนึ่งจุดหนึ่ง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แถวขวาสาม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ค่าปริยาย" presentation:presentation-page-layout-name="AL4T9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การแนบภาพประกอบรายการ</text:p>
          </draw:text-box>
        </draw:frame>
        <draw:frame presentation:style-name="pr4" draw:layer="layout" svg:width="12.296cm" svg:height="13.859cm" svg:x="14.311cm" svg:y="4.914cm" presentation:class="outline">
          <draw:text-box>
            <text:list text:style-name="L2">
              <text:list-item>
                <text:p>แถวซ้ายหนึ่ง</text:p>
              </text:list-item>
              <text:list-item>
                <text:p>แถวซ้ายสอง</text:p>
                <text:list>
                  <text:list-item>
                    <text:p>แถวซ้ายสองจุดหนึ่ง</text:p>
                  </text:list-item>
                  <text:list-item>
                    <text:p>แถวซ้ายสองจุดสอง</text:p>
                    <text:list>
                      <text:list-item>
                        <text:p>แถวซ้ายสองจุดสองจุดหนึ่ง</text:p>
                        <text:list>
                          <text:list-item>
                            <text:p>แถวซ้ายสองจุดสองจุดหนึ่งจุดหนึ่ง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2.296cm" svg:height="8.434cm" svg:x="1.4cm" svg:y="7.626cm" presentation:class="graphic">
          <draw:image xlink:href="Pictures/10000000000001F40000015721E86B2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ค่าปริยาย-background" style:family="presentation">
      <style:graphic-properties draw:stroke="none" draw:fill="none"/>
      <style:text-properties style:letter-kerning="true"/>
    </style:style>
    <style:style style:name="ค่าปริยาย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ค่าปริยาย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Waree" style:font-family-generic="roman" style:font-pitch="variable" fo:font-size="20pt" fo:font-style="normal" fo:text-shadow="none" style:text-underline-style="none" fo:font-weight="normal" style:letter-kerning="true" style:font-family-asian="Waree" style:font-family-generic-asian="system" style:font-pitch-asian="variable" style:font-size-asian="20pt" style:font-style-asian="normal" style:font-weight-asian="normal" style:font-family-complex="Umpush" style:font-family-generic-complex="system" style:font-pitch-complex="variable" style:font-size-complex="27pt" style:font-style-complex="normal" style:font-weight-complex="normal" style:text-emphasize="none" style:font-relief="none"/>
    </style:style>
    <style:style style:name="ค่าปริยาย-outline1" style:family="presentation">
      <style:graphic-properties draw:stroke="none" draw:fill="none" draw:auto-grow-height="false" draw:fit-to-size="shrink-to-fit">
        <text:list-style style:name="ค่าปริยาย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Garuda" style:font-style-name="Book" style:font-pitch="variable" fo:font-size="24pt" fo:font-style="normal" fo:text-shadow="none" style:text-underline-style="none" fo:font-weight="normal" style:letter-kerning="true" style:font-family-asian="Waree" style:font-family-generic-asian="system" style:font-pitch-asian="variable" style:font-size-asian="32pt" style:font-style-asian="normal" style:font-weight-asian="normal" style:font-family-complex="Garuda" style:font-style-name-complex="Book" style:font-pitch-complex="variable" style:font-size-complex="24pt" style:font-style-complex="normal" style:font-weight-complex="normal" style:text-emphasize="none" style:font-relief="none"/>
    </style:style>
    <style:style style:name="ค่าปริยาย-outline2" style:family="presentation" style:parent-style-name="ค่าปริยาย-outline1">
      <style:paragraph-properties fo:margin-top="0cm" fo:margin-bottom="0.4cm"/>
      <style:text-properties fo:font-size="22pt" style:font-size-asian="28pt" style:font-size-complex="22pt"/>
    </style:style>
    <style:style style:name="ค่าปริยาย-outline3" style:family="presentation" style:parent-style-name="ค่าปริยาย-outline2">
      <style:paragraph-properties fo:margin-top="0cm" fo:margin-bottom="0.3cm"/>
      <style:text-properties fo:font-size="20pt" style:font-size-asian="24pt" style:font-size-complex="20pt"/>
    </style:style>
    <style:style style:name="ค่าปริยาย-outline4" style:family="presentation" style:parent-style-name="ค่าปริยาย-outline3">
      <style:paragraph-properties fo:margin-top="0cm" fo:margin-bottom="0.2cm"/>
      <style:text-properties fo:font-size="18pt" style:font-size-asian="20pt" style:font-size-complex="18pt"/>
    </style:style>
    <style:style style:name="ค่าปริยาย-outline5" style:family="presentation" style:parent-style-name="ค่าปริยาย-outline4">
      <style:paragraph-properties fo:margin-top="0cm" fo:margin-bottom="0.1cm"/>
      <style:text-properties fo:font-size="20pt" style:font-size-asian="20pt" style:font-size-complex="27pt"/>
    </style:style>
    <style:style style:name="ค่าปริยาย-outline6" style:family="presentation" style:parent-style-name="ค่าปริยาย-outline5">
      <style:paragraph-properties fo:margin-top="0cm" fo:margin-bottom="0.1cm"/>
      <style:text-properties fo:font-size="20pt" style:font-size-asian="20pt" style:font-size-complex="27pt"/>
    </style:style>
    <style:style style:name="ค่าปริยาย-outline7" style:family="presentation" style:parent-style-name="ค่าปริยาย-outline6">
      <style:paragraph-properties fo:margin-top="0cm" fo:margin-bottom="0.1cm"/>
      <style:text-properties fo:font-size="20pt" style:font-size-asian="20pt" style:font-size-complex="27pt"/>
    </style:style>
    <style:style style:name="ค่าปริยาย-outline8" style:family="presentation" style:parent-style-name="ค่าปริยาย-outline7">
      <style:paragraph-properties fo:margin-top="0cm" fo:margin-bottom="0.1cm"/>
      <style:text-properties fo:font-size="20pt" style:font-size-asian="20pt" style:font-size-complex="27pt"/>
    </style:style>
    <style:style style:name="ค่าปริยาย-outline9" style:family="presentation" style:parent-style-name="ค่าปริยาย-outline8">
      <style:paragraph-properties fo:margin-top="0cm" fo:margin-bottom="0.1cm"/>
      <style:text-properties fo:font-size="20pt" style:font-size-asian="20pt" style:font-size-complex="27pt"/>
    </style:style>
    <style:style style:name="ค่าปริยาย-subtitle" style:family="presentation">
      <style:graphic-properties draw:stroke="none" draw:fill="none" draw:textarea-vertical-align="middle">
        <text:list-style style:name="ค่าปริยาย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Waree" style:font-family-generic="roman" style:font-pitch="variable" fo:font-size="32pt" fo:font-style="normal" fo:text-shadow="none" style:text-underline-style="none" fo:font-weight="normal" style:letter-kerning="true" style:font-family-asian="Waree" style:font-family-generic-asian="system" style:font-pitch-asian="variable" style:font-size-asian="32pt" style:font-style-asian="normal" style:font-weight-asian="normal" style:font-family-complex="Umpush" style:font-family-generic-complex="system" style:font-pitch-complex="variable" style:font-size-complex="43pt" style:font-style-complex="normal" style:font-weight-complex="normal" style:text-emphasize="none" style:font-relief="none"/>
    </style:style>
    <style:style style:name="ค่าปริยาย-title" style:family="presentation">
      <style:graphic-properties draw:stroke="none" draw:fill="none" draw:textarea-vertical-align="middle">
        <text:list-style style:name="ค่าปริยาย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Garuda" style:font-style-name="Book" style:font-pitch="variable" fo:font-size="44pt" fo:font-style="normal" fo:text-shadow="none" style:text-underline-style="none" fo:font-weight="normal" style:letter-kerning="true" style:font-family-asian="Waree" style:font-family-generic-asian="system" style:font-pitch-asian="variable" style:font-size-asian="44pt" style:font-style-asian="normal" style:font-weight-asian="normal" style:font-family-complex="Garuda" style:font-style-name-complex="Book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ค่าปริยาย-backgroundobjects">
      <style:graphic-properties draw:stroke="none" draw:fill="none" draw:fill-color="#ffffff" draw:auto-grow-height="false" fo:min-height="1.449cm"/>
    </style:style>
    <style:style style:name="Mpr2" style:family="presentation" style:parent-style-name="ค่าปริยาย-backgroundobjects">
      <style:graphic-properties draw:stroke="none" draw:fill="none" draw:fill-color="#ffffff" draw:auto-grow-height="false" fo:min-height="1.485cm"/>
    </style:style>
    <style:style style:name="Mpr3" style:family="presentation" style:parent-style-name="ค่าปริยาย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2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ค่าปริยาย" style:page-layout-name="PM1" draw:style-name="Mdp1">
      <office:forms form:automatic-focus="false" form:apply-design-mode="false"/>
      <draw:frame presentation:style-name="ค่าปริยาย-title" draw:layer="backgroundobjects" svg:width="25.199cm" svg:height="3.506cm" svg:x="1.4cm" svg:y="0.837cm" presentation:class="title" presentation:placeholder="true">
        <draw:text-box/>
      </draw:frame>
      <draw:frame presentation:style-name="ค่าปริยาย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9.131cm" presentation:class="date-time">
        <draw:text-box>
          <text:p text:style-name="MP3"><presentation:date-time/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presentation:footer/></text:p>
        </draw:text-box>
      </draw:frame>
      <draw:frame presentation:style-name="Mpr1" draw:text-style-name="MP5" draw:layer="backgroundobjects" svg:width="6.523cm" svg:height="1.448cm" svg:x="20.075cm" svg:y="19.131cm" presentation:class="page-number">
        <draw:text-box>
          <text:p text:style-name="MP5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ค่าปริยาย-title" draw:layer="backgroundobjects" svg:width="14.848cm" svg:height="11.135cm" svg:x="3.075cm" svg:y="2.257cm" presentation:class="page"/>
        <draw:frame presentation:style-name="ค่าปริยาย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3" draw:layer="backgroundobjects" svg:width="9.112cm" svg:height="1.484cm" svg:x="0cm" svg:y="0cm" presentation:class="header">
          <draw:text-box>
            <text:p text:style-name="MP3"><presentation:header/></text:p>
          </draw:text-box>
        </draw:frame>
        <draw:frame presentation:style-name="Mpr2" draw:text-style-name="MP5" draw:layer="backgroundobjects" svg:width="9.112cm" svg:height="1.484cm" svg:x="11.887cm" svg:y="0cm" presentation:class="date-time">
          <draw:text-box>
            <text:p text:style-name="MP5"><presentation:date-time/></text:p>
          </draw:text-box>
        </draw:frame>
        <draw:frame presentation:style-name="Mpr3" draw:text-style-name="MP3" draw:layer="backgroundobjects" svg:width="9.112cm" svg:height="1.484cm" svg:x="0cm" svg:y="28.215cm" presentation:class="footer">
          <draw:text-box>
            <text:p text:style-name="MP3"><presentation:footer/></text:p>
          </draw:text-box>
        </draw:frame>
        <draw:frame presentation:style-name="Mpr3" draw:text-style-name="MP5" draw:layer="backgroundobjects" svg:width="9.112cm" svg:height="1.484cm" svg:x="11.887cm" svg:y="28.215cm" presentation:class="page-number">
          <draw:text-box>
            <text:p text:style-name="MP5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9-06-01T16:17:09</meta:creation-date>
    <dc:language>fi-FI</dc:language>
    <meta:editing-cycles>3</meta:editing-cycles>
    <meta:editing-duration>PT00H19M41S</meta:editing-duration>
    <dc:date>2009-06-01T17:03:43</dc:date>
    <meta:document-statistic meta:object-count="45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0/share/template/th/presnt/Glossy.otp"/>
  </office:meta>
</office:document-meta>
</file>